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tyle="italic" style:font-style-asian="italic" style:font-style-complex="italic" fo:color="#E7E6E6"/>
    </style:style>
    <style:style style:name="P3" style:parent-style-name="Standard" style:family="paragraph">
      <style:text-properties fo:color="#E7E6E6"/>
    </style:style>
    <style:style style:name="P4" style:parent-style-name="Standard" style:family="paragraph">
      <style:paragraph-properties fo:text-align="center"/>
      <style:text-properties fo:color="#E7E6E6"/>
    </style:style>
    <style:style style:name="P5" style:parent-style-name="Standard" style:family="paragraph">
      <style:paragraph-properties fo:text-align="center"/>
      <style:text-properties fo:font-style="italic" style:font-style-asian="italic" fo:color="#E7E6E6" fo:font-size="11pt" style:font-size-asian="11pt"/>
    </style:style>
    <style:style style:name="P6" style:parent-style-name="Standard" style:family="paragraph">
      <style:paragraph-properties fo:text-align="center"/>
      <style:text-properties fo:font-style="italic" style:font-style-asian="italic" fo:color="#E7E6E6" fo:font-size="11pt" style:font-size-asian="11pt"/>
    </style:style>
    <style:style style:name="P7" style:parent-style-name="Standard" style:family="paragraph">
      <style:paragraph-properties fo:text-align="center"/>
      <style:text-properties fo:font-style="italic" style:font-style-asian="italic" fo:color="#E7E6E6" fo:font-size="11pt" style:font-size-asian="11pt"/>
    </style:style>
    <style:style style:name="P8" style:parent-style-name="Standard" style:family="paragraph">
      <style:paragraph-properties fo:text-align="center"/>
      <style:text-properties fo:font-style="italic" style:font-style-asian="italic" style:font-style-complex="italic" fo:color="#E7E6E6" fo:font-size="11pt" style:font-size-asian="11pt"/>
    </style:style>
    <style:style style:name="P9" style:parent-style-name="Standard" style:family="paragraph">
      <style:paragraph-properties fo:text-align="center"/>
      <style:text-properties fo:font-style="italic" style:font-style-asian="italic" style:font-style-complex="italic"/>
    </style:style>
    <style:style style:name="P10" style:parent-style-name="Standard" style:family="paragraph">
      <style:paragraph-properties fo:text-align="center"/>
      <style:text-properties fo:font-style="italic" style:font-style-asian="italic" style:font-style-complex="italic" fo:font-size="16pt" style:font-size-asian="16pt" style:text-underline-type="single" style:text-underline-style="solid" style:text-underline-width="auto" style:text-underline-mode="continuous"/>
    </style:style>
    <style:style style:name="P11" style:parent-style-name="Standard" style:family="paragraph">
      <style:paragraph-properties fo:text-align="center"/>
      <style:text-properties fo:font-style="italic" style:font-style-asian="italic" style:font-style-complex="italic" fo:font-size="16pt" style:font-size-asian="16pt"/>
    </style:style>
    <style:style style:name="P12" style:parent-style-name="Standard" style:family="paragraph">
      <style:paragraph-properties fo:text-align="center"/>
    </style:style>
    <style:style style:name="T13" style:parent-style-name="Policepardéfaut" style:family="text">
      <style:text-properties fo:font-style="italic" style:font-style-asian="italic"/>
    </style:style>
    <style:style style:name="P14" style:parent-style-name="Standard" style:family="paragraph">
      <style:paragraph-properties fo:text-align="center"/>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P22" style:parent-style-name="Standard" style:family="paragraph">
      <style:paragraph-properties fo:text-align="center"/>
      <style:text-properties fo:font-style="italic" style:font-style-asian="italic" style:font-style-complex="italic"/>
    </style:style>
    <style:style style:name="P23" style:parent-style-name="Standard" style:family="paragraph">
      <style:paragraph-properties fo:text-align="center"/>
      <style:text-properties fo:font-style="italic" style:font-style-asian="italic" style:font-style-complex="italic" fo:font-size="16pt" style:font-size-asian="16pt"/>
    </style:style>
    <style:style style:name="P24" style:parent-style-name="Standard" style:family="paragraph">
      <style:text-properties fo:font-weight="bold" style:font-weight-asian="bold" style:font-style-complex="italic"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style:style>
    <style:style style:name="P26" style:parent-style-name="Standard" style:family="paragraph">
      <style:paragraph-properties fo:text-align="center"/>
    </style:style>
    <style:style style:name="T27" style:parent-style-name="Policepardéfaut" style:family="text">
      <style:text-properties fo:font-style="italic" style:font-style-asian="italic" style:font-style-complex="italic" fo:color="#E7E6E6" fo:font-size="11pt" style:font-size-asian="11pt"/>
    </style:style>
    <style:style style:name="T28" style:parent-style-name="Policepardéfaut" style:family="text">
      <style:text-properties fo:font-style="italic" style:font-style-asian="italic" style:font-style-complex="italic" fo:color="#E7E6E6" fo:font-size="11pt" style:font-size-asian="11pt"/>
    </style:style>
    <style:style style:name="T29" style:parent-style-name="Policepardéfaut" style:family="text">
      <style:text-properties fo:font-style="italic" style:font-style-asian="italic" fo:color="#E7E6E6" fo:font-size="11pt" style:font-size-asian="11pt"/>
    </style:style>
    <style:style style:name="P30" style:parent-style-name="Standard" style:family="paragraph">
      <style:paragraph-properties fo:text-align="center"/>
      <style:text-properties fo:font-style="italic" style:font-style-asian="italic" fo:font-size="11pt" style:font-size-asian="11pt"/>
    </style:style>
    <style:style style:name="P31" style:parent-style-name="Standard" style:family="paragraph">
      <style:paragraph-properties fo:text-align="center"/>
      <style:text-properties fo:font-style="italic" style:font-style-asian="italic" fo:color="#000000" fo:font-size="16pt" style:font-size-asian="16pt" style:text-underline-type="single" style:text-underline-style="solid" style:text-underline-width="auto" style:text-underline-mode="continuous"/>
    </style:style>
    <style:style style:name="P32" style:parent-style-name="Standard" style:family="paragraph">
      <style:paragraph-properties fo:text-align="center"/>
      <style:text-properties fo:font-style="italic" style:font-style-asian="italic" fo:font-size="16pt" style:font-size-asian="16pt"/>
    </style:style>
    <style:style style:name="P33" style:parent-style-name="Standard" style:family="paragraph">
      <style:paragraph-properties fo:text-align="center"/>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P36" style:parent-style-name="Standard" style:family="paragraph">
      <style:paragraph-properties fo:text-align="center"/>
    </style:style>
    <style:style style:name="P37" style:parent-style-name="Standard" style:family="paragraph">
      <style:paragraph-properties fo:text-align="center"/>
      <style:text-properties fo:font-style="italic" style:font-style-asian="italic" fo:font-size="16pt" style:font-size-asian="16pt"/>
    </style:style>
    <style:style style:name="P38" style:parent-style-name="Standard" style:family="paragraph">
      <style:paragraph-properties fo:text-align="center"/>
      <style:text-properties fo:font-style="italic" style:font-style-asian="italic" fo:font-size="16pt" style:font-size-asian="16pt"/>
    </style:style>
    <style:style style:name="P39" style:parent-style-name="Standard" style:family="paragraph">
      <style:paragraph-properties fo:text-align="center"/>
      <style:text-properties fo:font-style="italic" style:font-style-asian="italic" style:font-style-complex="italic" fo:color="#E7E6E6" fo:font-size="11pt" style:font-size-asian="11pt"/>
    </style:style>
    <style:style style:name="P40" style:parent-style-name="Standard" style:family="paragraph">
      <style:paragraph-properties fo:text-align="center"/>
      <style:text-properties fo:font-style="italic" style:font-style-asian="italic" fo:font-size="11pt" style:font-size-asian="11pt"/>
    </style:style>
    <style:style style:name="P41"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Policepardéfaut" style:family="text">
      <style:text-properties fo:font-style="italic" style:font-style-asian="italic"/>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T53" style:parent-style-name="Policepardéfaut" style:family="text">
      <style:text-properties fo:font-style="italic" style:font-style-asian="italic"/>
    </style:style>
    <style:style style:name="P54" style:parent-style-name="Standard" style:family="paragraph">
      <style:paragraph-properties fo:text-align="center"/>
    </style:style>
    <style:style style:name="P55" style:parent-style-name="Standard" style:family="paragraph">
      <style:paragraph-properties fo:text-align="center"/>
      <style:text-properties fo:font-style="italic" style:font-style-asian="italic" fo:font-size="16pt" style:font-size-asian="16pt"/>
    </style:style>
    <style:style style:name="P56" style:parent-style-name="Standard" style:family="paragraph">
      <style:paragraph-properties fo:text-align="center"/>
      <style:text-properties fo:font-style="italic" style:font-style-asian="italic" fo:font-size="16pt" style:font-size-asian="16pt"/>
    </style:style>
    <style:style style:name="P57" style:parent-style-name="Standard" style:family="paragraph">
      <style:paragraph-properties fo:text-align="center"/>
      <style:text-properties fo:font-style="italic" style:font-style-asian="italic" fo:color="#E7E6E6" fo:font-size="11pt" style:font-size-asian="11pt"/>
    </style:style>
    <style:style style:name="P58" style:parent-style-name="Standard" style:family="paragraph">
      <style:paragraph-properties fo:text-align="center"/>
      <style:text-properties fo:font-style="italic" style:font-style-asian="italic" fo:color="#E7E6E6" fo:font-size="11pt" style:font-size-asian="11pt"/>
    </style:style>
    <style:style style:name="P59" style:parent-style-name="Standard" style:family="paragraph">
      <style:paragraph-properties fo:text-align="center"/>
      <style:text-properties fo:font-style="italic" style:font-style-asian="italic" fo:font-size="11pt" style:font-size-asian="11pt"/>
    </style:style>
    <style:style style:name="P60" style:parent-style-name="Standard" style:family="paragraph">
      <style:paragraph-properties fo:text-align="center"/>
      <style:text-properties fo:color="#C00000"/>
    </style:style>
    <style:style style:name="P61" style:parent-style-name="Standard" style:family="paragraph">
      <style:paragraph-properties fo:text-align="center"/>
      <style:text-properties fo:font-style="italic" style:font-style-asian="italic" fo:font-size="11pt" style:font-size-asian="11pt"/>
    </style:style>
    <style:style style:name="P62"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63" style:parent-style-name="Standard" style:family="paragraph">
      <style:paragraph-properties fo:text-align="center"/>
      <style:text-properties fo:font-style="italic" style:font-style-asian="italic" fo:font-size="16pt" style:font-size-asian="16pt"/>
    </style:style>
    <style:style style:name="P64" style:parent-style-name="Standard" style:family="paragraph">
      <style:paragraph-properties fo:text-align="center"/>
    </style:style>
    <style:style style:name="T65" style:parent-style-name="Policepardéfaut" style:family="text">
      <style:text-properties fo:font-style="italic" style:font-style-asian="italic"/>
    </style:style>
    <style:style style:name="T66" style:parent-style-name="Policepardéfaut" style:family="text">
      <style:text-properties fo:font-style="italic" style:font-style-asian="italic"/>
    </style:style>
    <style:style style:name="P67" style:parent-style-name="Standard" style:family="paragraph">
      <style:paragraph-properties fo:text-align="center"/>
      <style:text-properties fo:font-style="italic" style:font-style-asian="italic"/>
    </style:style>
    <style:style style:name="P68" style:parent-style-name="Standard" style:family="paragraph">
      <style:paragraph-properties fo:text-align="center"/>
      <style:text-properties fo:font-style="italic" style:font-style-asian="italic"/>
    </style:style>
    <style:style style:name="P69" style:parent-style-name="Standard" style:family="paragraph">
      <style:paragraph-properties fo:text-align="center"/>
      <style:text-properties fo:font-style="italic" style:font-style-asian="italic" fo:font-size="16pt" style:font-size-asian="16pt"/>
    </style:style>
    <style:style style:name="P70" style:parent-style-name="Standard" style:family="paragraph">
      <style:paragraph-properties fo:text-align="center"/>
      <style:text-properties fo:font-style="italic" style:font-style-asian="italic" fo:font-size="16pt" style:font-size-asian="16pt"/>
    </style:style>
    <style:style style:name="P71" style:parent-style-name="Standard" style:family="paragraph">
      <style:paragraph-properties fo:text-align="center"/>
      <style:text-properties fo:font-style="italic" style:font-style-asian="italic" fo:color="#E7E6E6" fo:font-size="11pt" style:font-size-asian="11pt"/>
    </style:style>
    <style:style style:name="P72" style:parent-style-name="Standard" style:family="paragraph">
      <style:paragraph-properties fo:text-align="center"/>
      <style:text-properties fo:font-style="italic" style:font-style-asian="italic"/>
    </style:style>
    <style:style style:name="P73" style:parent-style-name="Standard" style:family="paragraph">
      <style:paragraph-properties fo:text-align="center"/>
      <style:text-properties fo:font-style="italic" style:font-style-asian="italic" fo:color="#E7E6E6" fo:font-size="11pt" style:font-size-asian="11pt"/>
    </style:style>
    <style:style style:name="P74" style:parent-style-name="Standard" style:family="paragraph">
      <style:paragraph-properties fo:text-align="center"/>
      <style:text-properties fo:font-style="italic" style:font-style-asian="italic" fo:font-size="16pt" style:font-size-asian="16pt"/>
    </style:style>
    <style:style style:name="P75"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76" style:parent-style-name="Standard" style:family="paragraph">
      <style:paragraph-properties fo:text-align="center"/>
      <style:text-properties fo:font-size="16pt" style:font-size-asian="16pt"/>
    </style:style>
    <style:style style:name="P77" style:parent-style-name="Standard" style:family="paragraph">
      <style:paragraph-properties fo:text-align="center"/>
      <style:text-properties fo:font-style="italic" style:font-style-asian="italic"/>
    </style:style>
    <style:style style:name="P78" style:parent-style-name="Standard" style:family="paragraph">
      <style:paragraph-properties fo:text-align="center"/>
      <style:text-properties fo:font-style="italic" style:font-style-asian="italic"/>
    </style:style>
    <style:style style:name="P79" style:parent-style-name="Standard" style:family="paragraph">
      <style:paragraph-properties fo:text-align="center"/>
      <style:text-properties fo:font-style="italic" style:font-style-asian="italic"/>
    </style:style>
    <style:style style:name="P80" style:parent-style-name="Standard" style:family="paragraph">
      <style:paragraph-properties fo:text-align="center"/>
      <style:text-properties fo:font-style="italic" style:font-style-asian="italic"/>
    </style:style>
    <style:style style:name="P81" style:parent-style-name="Standard" style:family="paragraph">
      <style:paragraph-properties fo:text-align="center"/>
      <style:text-properties fo:font-style="italic" style:font-style-asian="italic" fo:font-size="16pt" style:font-size-asian="16pt"/>
    </style:style>
    <style:style style:name="P82" style:parent-style-name="Standard" style:family="paragraph">
      <style:text-properties fo:font-style="italic" style:font-style-asian="italic" fo:font-size="16pt" style:font-size-asian="16pt" style:text-underline-type="single" style:text-underline-style="solid" style:text-underline-width="auto" style:text-underline-mode="continuous"/>
    </style:style>
    <style:style style:name="P83" style:parent-style-name="Standard" style:family="paragraph">
      <style:text-properties fo:font-style="italic" style:font-style-asian="italic" fo:color="#E7E6E6" fo:font-size="11pt" style:font-size-asian="11pt"/>
    </style:style>
    <style:style style:name="P84" style:parent-style-name="Standard" style:family="paragraph">
      <style:paragraph-properties fo:text-align="center"/>
      <style:text-properties fo:font-style="italic" style:font-style-asian="italic" fo:color="#E7E6E6" fo:font-size="11pt" style:font-size-asian="11pt"/>
    </style:style>
    <style:style style:name="P85" style:parent-style-name="Standard" style:family="paragraph">
      <style:paragraph-properties fo:text-align="center"/>
      <style:text-properties fo:font-style="italic" style:font-style-asian="italic" fo:color="#E7E6E6" fo:font-size="11pt" style:font-size-asian="11pt"/>
    </style:style>
    <style:style style:name="P86" style:parent-style-name="Standard" style:family="paragraph">
      <style:paragraph-properties fo:text-align="center"/>
      <style:text-properties fo:font-style="italic" style:font-style-asian="italic" fo:color="#E7E6E6" fo:font-size="11pt" style:font-size-asian="11pt"/>
    </style:style>
    <style:style style:name="P87" style:parent-style-name="Standard" style:family="paragraph">
      <style:paragraph-properties fo:text-align="center"/>
      <style:text-properties fo:font-style="italic" style:font-style-asian="italic" fo:color="#E7E6E6" fo:font-size="11pt" style:font-size-asian="11pt"/>
    </style:style>
    <style:style style:name="P88" style:parent-style-name="Standard" style:family="paragraph">
      <style:paragraph-properties fo:text-align="center"/>
      <style:text-properties fo:font-style="italic" style:font-style-asian="italic" fo:color="#E7E6E6" fo:font-size="11pt" style:font-size-asian="11pt"/>
    </style:style>
    <style:style style:name="P89" style:parent-style-name="Standard" style:family="paragraph">
      <style:paragraph-properties fo:text-align="center"/>
      <style:text-properties fo:font-style="italic" style:font-style-asian="italic" fo:color="#E7E6E6" fo:font-size="11pt" style:font-size-asian="11pt"/>
    </style:style>
    <style:style style:name="P90" style:parent-style-name="Standard" style:family="paragraph">
      <style:paragraph-properties fo:text-align="center"/>
      <style:text-properties fo:font-style="italic" style:font-style-asian="italic" fo:color="#E7E6E6" fo:font-size="11pt" style:font-size-asian="11pt"/>
    </style:style>
    <style:style style:name="P91" style:parent-style-name="Standard" style:family="paragraph">
      <style:paragraph-properties fo:text-align="center"/>
      <style:text-properties fo:font-style="italic" style:font-style-asian="italic" fo:color="#E7E6E6" fo:font-size="11pt" style:font-size-asian="11pt"/>
    </style:style>
    <style:style style:name="P92" style:parent-style-name="Standard" style:family="paragraph">
      <style:paragraph-properties fo:text-align="center"/>
      <style:text-properties fo:font-style="italic" style:font-style-asian="italic" fo:color="#E7E6E6" fo:font-size="11pt" style:font-size-asian="11pt"/>
    </style:style>
    <style:style style:name="P93"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94" style:parent-style-name="Standard" style:family="paragraph">
      <style:text-properties fo:font-style="italic" style:font-style-asian="italic" fo:font-size="16pt" style:font-size-asian="16pt" style:text-underline-type="single" style:text-underline-style="solid" style:text-underline-width="auto" style:text-underline-mode="continuous"/>
    </style:style>
    <style:style style:name="P95" style:parent-style-name="Standard" style:family="paragraph">
      <style:paragraph-properties fo:text-align="center"/>
      <style:text-properties fo:color="#C00000"/>
    </style:style>
    <style:style style:name="P96" style:parent-style-name="Standard" style:family="paragraph">
      <style:paragraph-properties fo:text-align="center"/>
      <style:text-properties fo:color="#C00000"/>
    </style:style>
    <style:style style:name="P97" style:parent-style-name="Standard" style:family="paragraph">
      <style:paragraph-properties fo:text-align="center"/>
      <style:text-properties fo:font-style="italic" style:font-style-asian="italic"/>
    </style:style>
    <style:style style:name="P98" style:parent-style-name="Standard" style:family="paragraph">
      <style:paragraph-properties fo:text-align="center"/>
      <style:text-properties fo:font-style="italic" style:font-style-asian="italic"/>
    </style:style>
    <style:style style:name="P99" style:parent-style-name="Standard" style:family="paragraph">
      <style:paragraph-properties fo:text-align="center"/>
      <style:text-properties fo:color="#C00000"/>
    </style:style>
    <style:style style:name="P100" style:parent-style-name="Standard" style:family="paragraph">
      <style:paragraph-properties fo:text-align="center"/>
      <style:text-properties fo:color="#C00000"/>
    </style:style>
    <style:style style:name="P101" style:parent-style-name="Standard" style:family="paragraph">
      <style:paragraph-properties fo:text-align="center"/>
      <style:text-properties fo:font-style="italic" style:font-style-asian="italic"/>
    </style:style>
    <style:style style:name="P102" style:parent-style-name="Standard" style:family="paragraph">
      <style:paragraph-properties fo:text-align="center"/>
      <style:text-properties fo:font-style="italic" style:font-style-asian="italic"/>
    </style:style>
    <style:style style:name="P103" style:parent-style-name="Standard" style:family="paragraph">
      <style:paragraph-properties fo:text-align="center"/>
      <style:text-properties fo:font-style="italic" style:font-style-asian="italic"/>
    </style:style>
    <style:style style:name="P104" style:parent-style-name="Standard" style:family="paragraph">
      <style:paragraph-properties fo:text-align="center"/>
    </style:style>
    <style:style style:name="T105" style:parent-style-name="Policepardéfaut" style:family="text">
      <style:text-properties fo:font-style="italic" style:font-style-asian="italic"/>
    </style:style>
    <style:style style:name="P106" style:parent-style-name="Standard" style:family="paragraph">
      <style:paragraph-properties fo:text-align="center"/>
    </style:style>
    <style:style style:name="P107" style:parent-style-name="Standard" style:family="paragraph">
      <style:paragraph-properties fo:text-align="center"/>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P110" style:parent-style-name="Standard" style:family="paragraph">
      <style:paragraph-properties fo:text-align="center"/>
      <style:text-properties fo:font-style="italic" style:font-style-asian="italic"/>
    </style:style>
    <style:style style:name="P111" style:parent-style-name="Standard" style:family="paragraph">
      <style:paragraph-properties fo:text-align="center"/>
      <style:text-properties fo:font-style="italic" style:font-style-asian="italic" fo:color="#E7E6E6" fo:font-size="11pt" style:font-size-asian="11pt"/>
    </style:style>
    <style:style style:name="P112" style:parent-style-name="Standard" style:family="paragraph">
      <style:paragraph-properties fo:text-align="center"/>
      <style:text-properties fo:font-style="italic" style:font-style-asian="italic" fo:color="#E7E6E6" fo:font-size="11pt" style:font-size-asian="11pt"/>
    </style:style>
    <style:style style:name="P113" style:parent-style-name="Standard" style:family="paragraph">
      <style:paragraph-properties fo:text-align="center"/>
      <style:text-properties fo:font-style="italic" style:font-style-asian="italic" fo:color="#E7E6E6" fo:font-size="11pt" style:font-size-asian="11pt"/>
    </style:style>
    <style:style style:name="P114" style:parent-style-name="Standard" style:family="paragraph">
      <style:paragraph-properties fo:text-align="center"/>
      <style:text-properties fo:font-style="italic" style:font-style-asian="italic" fo:color="#E7E6E6" fo:font-size="11pt" style:font-size-asian="11pt"/>
    </style:style>
    <style:style style:name="P115" style:parent-style-name="Standard" style:family="paragraph">
      <style:paragraph-properties fo:text-align="center"/>
      <style:text-properties fo:font-style="italic" style:font-style-asian="italic" fo:color="#E7E6E6" fo:font-size="11pt" style:font-size-asian="11pt"/>
    </style:style>
    <style:style style:name="P116" style:parent-style-name="Standard" style:family="paragraph">
      <style:paragraph-properties fo:text-align="center"/>
      <style:text-properties fo:font-style="italic" style:font-style-asian="italic" fo:color="#E7E6E6" fo:font-size="11pt" style:font-size-asian="11pt"/>
    </style:style>
    <style:style style:name="P117" style:parent-style-name="Standard" style:family="paragraph">
      <style:paragraph-properties fo:text-align="center"/>
      <style:text-properties fo:font-style="italic" style:font-style-asian="italic" fo:color="#E7E6E6" fo:font-size="11pt" style:font-size-asian="11pt"/>
    </style:style>
    <style:style style:name="P118" style:parent-style-name="Standard" style:family="paragraph">
      <style:paragraph-properties fo:text-align="center"/>
      <style:text-properties fo:font-style="italic" style:font-style-asian="italic" fo:color="#E7E6E6" fo:font-size="11pt" style:font-size-asian="11pt"/>
    </style:style>
    <style:style style:name="P119" style:parent-style-name="Standard" style:family="paragraph">
      <style:paragraph-properties fo:text-align="center"/>
      <style:text-properties fo:font-style="italic" style:font-style-asian="italic" fo:color="#E7E6E6" fo:font-size="11pt" style:font-size-asian="11pt"/>
    </style:style>
    <style:style style:name="P120" style:parent-style-name="Standard" style:family="paragraph">
      <style:paragraph-properties fo:text-align="center"/>
      <style:text-properties fo:font-style="italic" style:font-style-asian="italic" fo:color="#E7E6E6" fo:font-size="11pt" style:font-size-asian="11pt"/>
    </style:style>
    <style:style style:name="P121" style:parent-style-name="Standard" style:family="paragraph">
      <style:paragraph-properties fo:text-align="center"/>
      <style:text-properties fo:font-style="italic" style:font-style-asian="italic" fo:color="#E7E6E6" fo:font-size="11pt" style:font-size-asian="11pt"/>
    </style:style>
    <style:style style:name="P122" style:parent-style-name="Standard" style:family="paragraph">
      <style:paragraph-properties fo:text-align="center"/>
      <style:text-properties fo:font-style="italic" style:font-style-asian="italic" fo:color="#E7E6E6" fo:font-size="11pt" style:font-size-asian="11pt"/>
    </style:style>
    <style:style style:name="P123" style:parent-style-name="Standard" style:family="paragraph">
      <style:paragraph-properties fo:text-align="center"/>
      <style:text-properties fo:font-style="italic" style:font-style-asian="italic" fo:color="#E7E6E6" fo:font-size="11pt" style:font-size-asian="11pt"/>
    </style:style>
    <style:style style:name="P124" style:parent-style-name="Standard" style:family="paragraph">
      <style:paragraph-properties fo:text-align="center"/>
      <style:text-properties fo:font-style="italic" style:font-style-asian="italic" fo:color="#E7E6E6" fo:font-size="11pt" style:font-size-asian="11pt"/>
    </style:style>
    <style:style style:name="P125" style:parent-style-name="Standard" style:family="paragraph">
      <style:paragraph-properties fo:text-align="center"/>
      <style:text-properties fo:font-style="italic" style:font-style-asian="italic" fo:color="#E7E6E6" fo:font-size="11pt" style:font-size-asian="11pt"/>
    </style:style>
    <style:style style:name="P126" style:parent-style-name="Standard" style:family="paragraph">
      <style:paragraph-properties fo:text-align="center"/>
      <style:text-properties fo:font-style="italic" style:font-style-asian="italic" fo:color="#E7E6E6" fo:font-size="11pt" style:font-size-asian="11pt"/>
    </style:style>
    <style:style style:name="P127" style:parent-style-name="Standard" style:family="paragraph">
      <style:paragraph-properties fo:text-align="center"/>
      <style:text-properties fo:font-style="italic" style:font-style-asian="italic" fo:color="#E7E6E6" fo:font-size="11pt" style:font-size-asian="11pt"/>
    </style:style>
    <style:style style:name="P128" style:parent-style-name="Standard" style:family="paragraph">
      <style:paragraph-properties fo:text-align="center"/>
      <style:text-properties fo:font-style="italic" style:font-style-asian="italic" fo:color="#E7E6E6" fo:font-size="11pt" style:font-size-asian="11pt"/>
    </style:style>
    <style:style style:name="P129" style:parent-style-name="Standard" style:family="paragraph">
      <style:paragraph-properties fo:text-align="center"/>
      <style:text-properties fo:font-style="italic" style:font-style-asian="italic" fo:color="#E7E6E6" fo:font-size="11pt" style:font-size-asian="11pt"/>
    </style:style>
    <style:style style:name="P130" style:parent-style-name="Standard" style:family="paragraph">
      <style:paragraph-properties fo:text-align="center"/>
      <style:text-properties fo:font-style="italic" style:font-style-asian="italic" fo:color="#E7E6E6" fo:font-size="11pt" style:font-size-asian="11pt"/>
    </style:style>
    <style:style style:name="P131" style:parent-style-name="Standard" style:family="paragraph">
      <style:paragraph-properties fo:text-align="center"/>
      <style:text-properties fo:font-style="italic" style:font-style-asian="italic" fo:color="#E7E6E6" fo:font-size="11pt" style:font-size-asian="11pt"/>
    </style:style>
    <style:style style:name="P132" style:parent-style-name="Standard" style:family="paragraph">
      <style:paragraph-properties fo:text-align="center"/>
      <style:text-properties fo:font-style="italic" style:font-style-asian="italic" fo:color="#E7E6E6" fo:font-size="11pt" style:font-size-asian="11pt"/>
    </style:style>
    <style:style style:name="P133" style:parent-style-name="Standard" style:family="paragraph">
      <style:paragraph-properties fo:text-align="center"/>
      <style:text-properties fo:font-style="italic" style:font-style-asian="italic" fo:color="#E7E6E6" fo:font-size="11pt" style:font-size-asian="11pt"/>
    </style:style>
    <style:style style:name="P134" style:parent-style-name="Standard" style:family="paragraph">
      <style:paragraph-properties fo:text-align="center"/>
    </style:style>
    <style:style style:name="T135" style:parent-style-name="Policepardéfaut" style:family="text">
      <style:text-properties fo:font-style="italic" style:font-style-asian="italic" fo:color="#E7E6E6" fo:font-size="11pt" style:font-size-asian="11pt"/>
    </style:style>
  </office:automatic-styles>
  <office:body>
    <office:text text:use-soft-page-breaks="true">
      <text:p text:style-name="P1">HISTOIRE</text:p>
      <text:p text:style-name="Standard"/>
      <text:p text:style-name="P2">L’histoire débute à Blancherive, dans la province de Bordeciel. La guerre entre la légion Impériale et les Sombrages ne cesse pas.</text:p>
      <text:p text:style-name="P3"/>
      <text:p text:style-name="P4"/>
      <text:p text:style-name="P5">L’aventurier est originaire de<text:s/>Blancherive, il est marié à une jeune femme du nom d'Alnÿa. Elle se fait tuer par un soldat Sombrage lorsque l'aventurier revient de la chasse. Voyant le corps sans vie de sa femme au pied de l'ennemi il enrage et le tue. Suite à cela il se met à détester<text:s/>le clan Sombrage.</text:p>
      <text:p text:style-name="P6"/>
      <text:p text:style-name="P7"/>
      <text:p text:style-name="P8">Voulant rendre hommage à sa femme, il immole son corps et jette les cendres dans la rivière qu’elle adorait.</text:p>
      <text:p text:style-name="P9"/>
      <text:p text:style-name="P10">DIALOGUES</text:p>
      <text:p text:style-name="P11"/>
      <text:p text:style-name="P12">« <text:span text:style-name="T13">Vous êtes un habitant de Blancherive, votre femme, Alnÿa, vit auprès de vous depuis plusieurs années.</text:span></text:p>
      <text:p text:style-name="P14"><text:span text:style-name="T15">Vous revene</text:span><text:span text:style-name="T16">z de la chasse de la semaine. Un homme en fine armure se tient face à votre maison, tenant une hache couverte de sang. Vous abandonnez toutes vos affaires sur le sol en voyant les cheveux d’Alnÿa noyés dans son sang aux pieds de l’homme. Vous ne gardez que</text:span><text:span text:style-name="T17"><text:s/>votre épée et courez pour vous jeter sur le meurtrier de votre bien aimé. Vous tranchez le corps de l’ennemi qui s’avérait être un soldat sombrage, il meurt sur le coup sans avoir le temps de se retourner.</text:span> »</text:p>
      <text:p text:style-name="P18"/>
      <text:p text:style-name="P19">« <text:span text:style-name="T20">Le mélange de haine et de tristesse vous fai</text:span><text:span text:style-name="T21">t fondre en larme sur le corps sans vie de votre femme. Vous lui rendez hommage en immolant son corps et jetant ses cendres dans la rivière qu’elle adorait. Vous gardez son talisman près de votre cœur.</text:span><text:s/>»</text:p>
      <text:p text:style-name="P22"/>
      <text:p text:style-name="P23">FIN DIALOGUES</text:p>
      <text:p text:style-name="P24"/>
      <text:p text:style-name="P25"/>
      <text:p text:style-name="P26"><text:span text:style-name="T27">Une fois cela fait, l’aventurier<text:s/></text:span><text:span text:style-name="T28">souhaite se débarrassez du corps de l’ennemi Sombrage. En fouillant le cadavre vous découvrez<text:s/></text:span><text:span text:style-name="T29">un plan stratégique expliquant le déroulement d'une prochaine attaque de Blancherive. L'aventurier décide d’amener ce plan au Järl de Blancherive.</text:span></text:p>
      <text:p text:style-name="P30"/>
      <text:p text:style-name="P31">DIALOGUES</text:p>
      <text:p text:style-name="P32"/>
      <text:p text:style-name="P33">« <text:span text:style-name="T34">Souhaitant vous débarrassez du corps sans vie de l’ennemi Sombrage, vous découvrez un plan stratégique expliquant le déroulement d’une prochaine attaque de Blancherive. Vous devez vous présentez au Järl situé dans le château de la ville pour lui remettre c</text:span><text:span text:style-name="T35">e plan.</text:span> »</text:p>
      <text:p text:style-name="P36"/>
      <text:p text:style-name="P37">FIN DIALOGUES</text:p>
      <text:p text:style-name="P38"/>
      <text:p text:style-name="P39">Une fois arrivé, il rencontre le Järl, celui-ci le remercie infiniment et prends le personnage sous son aile. L’aventurier est sollicité pour effectuer plusieurs patrouilles contre de l’or.</text:p>
      <text:p text:style-name="P40"/>
      <text:p text:style-name="P41">DIALOGUES</text:p>
      <text:p text:style-name="P42"/>
      <text:p text:style-name="P43">« <text:span text:style-name="T44">Vous vous approchez du Jär</text:span><text:span text:style-name="T45">l et vous agenouillez devant lui</text:span>. »</text:p>
      <text:p text:style-name="P46">Aventurier - « Je me présente à vous pour vous remettre un plan découvert sur le corps d’un Sombrage. Celui-ci vise à attaquer notre ville. »</text:p>
      <text:p text:style-name="P47"> « <text:span text:style-name="T48">Le Järl récupère le plan entre vos mains et l’observe quelques secondes.</text:span> »</text:p>
      <text:soft-page-break/>
      <text:p text:style-name="P49">Järl – « Relevez-vous. Je vous remercie infiniment pour votre aide et votre fidélité à notre peuple. Ce plan nous permettra de protéger la ville efficacement lors de cette attaque, et de riposter en retour.</text:p>
      <text:p text:style-name="P50">Je souhaiterai que vous fassiez parti de mon armée. Vous serez assigné au titre de patrouilleur si vous acceptez, vous aurez de belles récompenses. »</text:p>
      <text:p text:style-name="P51"/>
      <text:p text:style-name="P52">« <text:span text:style-name="T53">Vous acceptez en échange de l’or. Vous êtes maintenant assigné à l’armée Impériale. Vous devez à présent patrouiller en dehors de la ville.<text:s/></text:span>»</text:p>
      <text:p text:style-name="P54"/>
      <text:p text:style-name="P55">FIN DIALOGUES</text:p>
      <text:p text:style-name="P56"/>
      <text:p text:style-name="P57">Pendant une de ses patrouilles un géant bien trop puissant l’attaque, il est incapable de se défendre contre lui et prêt à se faire tuer il est sauvé par le dragon primordiale, Alduin.</text:p>
      <text:p text:style-name="P58"/>
      <text:p text:style-name="P59"/>
      <text:p text:style-name="P60">L’AVENTURIER DOIT SORTIR DE LA VILLE POUR ACCÉDER A CE DIALOGUE</text:p>
      <text:p text:style-name="P61"/>
      <text:p text:style-name="P62">DIALOGUES</text:p>
      <text:p text:style-name="P63"/>
      <text:p text:style-name="P64">« <text:span text:style-name="T65">Vous patrouillez autour de la ville près de la forêt. Un bruit retentit de derrière les fourrés, vous décidez de vous approcher mais un coup violent vous éjecte en arrière, vous tombez au sol. Vous reconnaissez un géant qui s’approche de<text:s/></text:span><text:span text:style-name="T66">vous. Vous ne pouvez-vous défendre et êtes voués à mourir. </text:span></text:p>
      <text:p text:style-name="P67">Lorsque le geant s’apprete à vous tuer, un bruit d’aile se fait entendre a votre gauche. Vous n’avez pas le temps de vous retourner que le geant se fait repousser en arriere et immoler par de<text:s/>puissantes flammes. En levant les yeux vous pouvez observer un grand dragon se tenir devant vous, il vous observe quelques secondes avant de s’elancer dans les airs et disparaitre dans la brume au-dessus des arbres. Vous devez vous rendre au chateau pour faire votre rapport au Jarl. »</text:p>
      <text:p text:style-name="P68"/>
      <text:p text:style-name="P69">FIN DIALOGUES</text:p>
      <text:p text:style-name="P70"/>
      <text:p text:style-name="P71">La nouvelle présence d’un dragon sur le territoire se répand jusqu’à arriver au Järl qui décide de lancer une chasse contre lui.</text:p>
      <text:p text:style-name="P72"/>
      <text:p text:style-name="P73">L’aventurier ayant été sauvé par ce dragon refuse de le chasser. Après maintes tentatives de convaincre le Järl il s’enfuit et déserte de la légion Impériale. Il doit fuir le plus vite possible hors de la ville.</text:p>
      <text:p text:style-name="P74"/>
      <text:p text:style-name="P75">DIALOGUES</text:p>
      <text:p text:style-name="P76"/>
      <text:p text:style-name="P77">« Vous approchez du Jarl et lui faites votre rapport. Celui-ci décide de lancer une chasse contre le dragon.</text:p>
      <text:p text:style-name="P78">Vous refusez d’obeir a ses ordres, il vous menace de mise a mort mais vous decidez de partir tout de même.</text:p>
      <text:p text:style-name="P79">Vous etes a present deserteur de la Legion Imperiale, vous devez imperativement sortir de la ville pour echapper aux gardes, l’exterieur de celle-ci aura peut-etre de quoi vous accueillir … »</text:p>
      <text:p text:style-name="P80"/>
      <text:p text:style-name="P81">FIN DIALOGUES</text:p>
      <text:p text:style-name="P82"/>
      <text:p text:style-name="P83"><text:bookmark-start text:name="_Hlk27729447"/></text:p>
      <text:p text:style-name="P84">Lors de sa fuite,<text:s/>s’enfonçant dans les fourrés il rencontre un clan draconien, Drakion. Ceux-ci honorent,<text:s/><text:soft-page-break/>prient et défendent les dragons jusqu’à en donner leur vie.</text:p>
      <text:p text:style-name="P85"><text:bookmark-end text:name="_Hlk27729447"/></text:p>
      <text:p text:style-name="P86">Drakion est un clan fondé par Alduin et Orÿa afin de défendre leur cause et leurs enfants.</text:p>
      <text:p text:style-name="P87">Orÿa est la partenaire d’Alduin, ils sont originaires des Dieux nordiques mais ce sont retournés contre eux. Bannis des Dieux, ils décidèrent de parcourir les mondes afin de détruire ce qu’il ne leur plaît pas. Ils ressuscitèrent d’anciens dragons qui servent à présent leur cause. Afin<text:s/>d’assouvir leur envie de destruction, ils décidèrent de s’unir pour créer un Homme, restant inconnu, qui portera en lui la puissance de ces deux entités.</text:p>
      <text:p text:style-name="P88"/>
      <text:p text:style-name="P89">Le clan accueille l’aventurier chaleureusement et lui explique qui ils sont et qui est le dragon qui<text:s/>l’a sauvé.</text:p>
      <text:p text:style-name="P90"/>
      <text:p text:style-name="P91">L’aventurier décide de rester auprès d’eux, se sentant touché par leur amitié et ressentant un lien très fort entre lui et ces dragons.</text:p>
      <text:p text:style-name="P92"/>
      <text:p text:style-name="P93">DIALOGUES</text:p>
      <text:p text:style-name="P94"/>
      <text:p text:style-name="P95">Aux portes de la ville :</text:p>
      <text:p text:style-name="P96"/>
      <text:p text:style-name="P97">« Vous devez vous rendre au clan Drakion. »</text:p>
      <text:p text:style-name="P98"/>
      <text:p text:style-name="P99">Au clan Drakion :</text:p>
      <text:p text:style-name="P100"/>
      <text:p text:style-name="P101">« Lors de votre fuite vous tombez sur une nouvelle civilisation. De larges tentes et de petites maisons bordent les arbres, un grand feu de camps et des cercles runiques se trouvent au centre. Quelques habitants vous observent de haut en bas avant de s’approcher de vous.</text:p>
      <text:p text:style-name="P102">Vous etes essoufle et l’un d’eux pose sa main sur votre epaule. Il vous aide a approcher du feu et vous offre de l’eau. »</text:p>
      <text:p text:style-name="P103"/>
      <text:p text:style-name="P104"><text:span text:style-name="T105">Inconnu :</text:span><text:s/>Qui etes-vous étranger ? Personne ne vient sur nos terres de manière amicale. Je vous deconseille de tenter quelconques attaques.</text:p>
      <text:p text:style-name="P106"/>
      <text:p text:style-name="P107"><text:span text:style-name="T108">Vous :</text:span><text:span text:style-name="T109"><text:s/></text:span>Je ne suis pas ici<text:s/>en tant qu’ennemi. Je suis deserteur de la Legion Imperiale. Je fuyais de la ville de Blancherive… J’ai refuser l’ordre du Jarl qui me demandais de chasser un dragon m’ayant sauve auparavant. Je souhaite simplement trouver un abri. Je n’avais pas connaissance de votre existence avant d’arriver ici. »</text:p>
      <text:p text:style-name="P110"/>
      <text:p text:style-name="P111">Lors du rituel d’initiation de notre aventurier au sein du clan Drakion, l’invocation de l’esprit d’Alduin<text:s/>avère qui est réellement l’aventurier : l’élu Drakion, enfant de l’union d’Alduin et d’Orÿa. L’aventurier appris alors également le but de ses créateurs : détruire les mondes, et les Dieux. N’étant pas enjoué par cette idée, l’aventurier décide d’entamer<text:s/>une discussion avec l’esprit d’Alduin visant à lui montrer d’autres solutions que la destruction. Fou furieux de voir que sa création est à l’encontre de ses décisions, Alduin entreprit de l’éliminer, mais avant qu’il puisse effectuer toute action, Orÿa se<text:s/>mit en travers de son plan. Ne voulant pas perdre l’enfant auquel elle s’était attachée durant toutes ces années d’observations, elle se place du côté de l’aventurier. Alduin, ne voulant pas blesser sa compagne, se remit de ses émotions et se calma. Il se<text:s/>laisse donc convaincre par Orÿa et l’aventurier.</text:p>
      <text:p text:style-name="P112"/>
      <text:p text:style-name="P113">À la suite de ce changement de cap, Alduin et Orÿa demandèrent le pardon des Dieux, qui leur accordèrent une seconde chance. Certains dragons décident de ne pas suivre le même chemin et se mirent contre ces deux entités. C’est alors que se crée un groupe de dragons ennemis.</text:p>
      <text:p text:style-name="P114"/>
      <text:p text:style-name="P115"><text:tab/>Dans ce groupe de dragons se trouvent Illÿar, Qjärd et Ksïorn suivi de leurs serviteurs. Ce sont les dragons les plus puissants qu’on ressuscité Alduin et Orÿa.</text:p>
      <text:p text:style-name="P116"/>
      <text:p text:style-name="P117">L’aventurier se lance<text:s/>en quête de les chasser, avec la puissance de ses créateurs sous la surveillance des<text:s/><text:soft-page-break/>Dieux nordiques.</text:p>
      <text:p text:style-name="P118"/>
      <text:p text:style-name="P119">Avec l’aide des invocateurs Drakion, il invoque le premier dragon Illÿar. Un duel entre les deux combattants est donc entamé.</text:p>
      <text:p text:style-name="P120">À la suite de sa victoire,<text:s/>l’aventurier est récompensé par les Dieux d’une augmentation de sa résistance.</text:p>
      <text:p text:style-name="P121"/>
      <text:p text:style-name="P122">L’aventurier se repose dans sa tente au sein du clan Drakion pendant la nuit.</text:p>
      <text:p text:style-name="P123"/>
      <text:p text:style-name="P124">Le lendemain, l’invocation du second dragon, Qjärd se déroule. Qjärd, toujours décidé à suivre son plan de destruction se lance en combat contre l’aventurier.</text:p>
      <text:p text:style-name="P125">La victoire de l’aventurier contre Qjärd lui apporte une nouvelle bénédiction des dieux, il devient bien plus puissant.</text:p>
      <text:p text:style-name="P126"/>
      <text:p text:style-name="P127">L’aventurier se repose au sein de son clan pour récupérer avant le dernier combat.</text:p>
      <text:p text:style-name="P128"/>
      <text:p text:style-name="P129">Le lendemain, l’heure du duel contre Ksïorn est venue. Son invocation ne sera pas nécessaire car il vient de lui-même défier l’aventurier. N’ayant pas le choix de l’affronter, le combat débute. Les bénédictions des dieux offrent facilement la victoire à l’aventurier.</text:p>
      <text:p text:style-name="P130">Pour avoir vaincu ces ennemis, les Dieux lui promettent son entrée au Valhalla lorsque son heure sera venue.</text:p>
      <text:p text:style-name="P131"/>
      <text:p text:style-name="P132"/>
      <text:p text:style-name="P133">Vous avez atteint la fin du jeu.</text:p>
      <text:p text:style-name="P134"><text:span text:style-name="T135">Félicitation, le Valhalla n’attends que vo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on TALLANDIER</meta:initial-creator>
    <dc:creator>Marion TALLANDIER</dc:creator>
    <meta:creation-date>2019-12-20T09:12:00Z</meta:creation-date>
    <dc:date>2019-12-20T09:27:00Z</dc:date>
    <meta:template xlink:href="Normal" xlink:type="simple"/>
    <meta:editing-cycles>4</meta:editing-cycles>
    <meta:editing-duration>PT840S</meta:editing-duration>
    <meta:document-statistic meta:page-count="4" meta:paragraph-count="18" meta:word-count="1441" meta:character-count="9350" meta:row-count="66" meta:non-whitespace-character-count="7927"/>
  </office:meta>
</office:document-meta>
</file>